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6000001B1590C17C53F598004.png" manifest:media-type="image/png"/>
  <manifest:file-entry manifest:full-path="Pictures/100000000000032F000002908438DFA4E01F458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Figura1" text:anchor-type="char" svg:width="17cm" svg:height="13.682cm" draw:z-index="1"><draw:image xlink:href="Pictures/100000000000032F000002908438DFA4E01F458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2" text:anchor-type="char" svg:width="13.282cm" svg:height="11.456cm" draw:z-index="0"><draw:image xlink:href="Pictures/10000000000001F6000001B1590C17C53F598004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4T17:45:07.464029165</meta:creation-date>
    <dc:date>2023-11-24T17:47:55.522005717</dc:date>
    <meta:editing-duration>PT2M48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6.4.7.2$Linux_X86_64 LibreOffice_project/40$Build-2</meta:generator>
  </office:meta>
</office:document-meta>
</file>